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8f10a" officeooo:paragraph-rsid="0018f10a" fo:background-color="#ffff00"/>
    </style:style>
    <style:style style:name="P10" style:family="paragraph" style:parent-style-name="Standard">
      <style:text-properties fo:language="ru" fo:country="RU" officeooo:rsid="0015b5b2" officeooo:paragraph-rsid="0015b5b2" fo:background-color="#ffff00"/>
    </style:style>
    <style:style style:name="P11" style:family="paragraph" style:parent-style-name="Standard">
      <style:text-properties fo:language="ru" fo:country="RU" officeooo:rsid="0019daaa" officeooo:paragraph-rsid="0019daaa" fo:background-color="#ffff00"/>
    </style:style>
    <style:style style:name="P12" style:family="paragraph" style:parent-style-name="Standard">
      <style:text-properties fo:language="ru" fo:country="RU" officeooo:rsid="0017a8dd" officeooo:paragraph-rsid="0017a8dd" fo:background-color="#ffff00"/>
    </style:style>
    <style:style style:name="P13" style:family="paragraph" style:parent-style-name="Standard">
      <style:text-properties fo:language="ru" fo:country="RU" officeooo:rsid="0019daaa" officeooo:paragraph-rsid="0019daaa" fo:background-color="transparent"/>
    </style:style>
    <style:style style:name="P14" style:family="paragraph" style:parent-style-name="Standard">
      <style:text-properties fo:language="ru" fo:country="RU" officeooo:rsid="000b145e" officeooo:paragraph-rsid="000b145e" fo:background-color="transparent"/>
    </style:style>
    <style:style style:name="P15" style:family="paragraph" style:parent-style-name="Standard">
      <style:text-properties fo:language="ru" fo:country="RU" officeooo:rsid="002e7d83" officeooo:paragraph-rsid="002e7d83"/>
    </style:style>
    <style:style style:name="P16" style:family="paragraph" style:parent-style-name="Standard">
      <style:text-properties fo:language="ru" fo:country="RU" officeooo:rsid="00308315" officeooo:paragraph-rsid="00308315"/>
    </style:style>
    <style:style style:name="P17" style:family="paragraph" style:parent-style-name="Standard">
      <style:text-properties officeooo:rsid="00290511" officeooo:paragraph-rsid="00290511"/>
    </style:style>
    <style:style style:name="P18" style:family="paragraph" style:parent-style-name="Standard">
      <style:text-properties style:use-window-font-color="true" loext:opacity="0%" fo:language="ru" fo:country="RU" officeooo:rsid="0021aafb" officeooo:paragraph-rsid="0021aafb" fo:background-color="#ff3838"/>
    </style:style>
    <style:style style:name="P19" style:family="paragraph" style:parent-style-name="Standard">
      <style:text-properties style:use-window-font-color="true" loext:opacity="0%" fo:language="ru" fo:country="RU" officeooo:rsid="0018f10a" officeooo:paragraph-rsid="0018f10a" fo:background-color="transparent"/>
    </style:style>
    <style:style style:name="P20" style:family="paragraph" style:parent-style-name="Standard">
      <style:text-properties fo:language="ru" fo:country="RU" officeooo:rsid="003225dc" officeooo:paragraph-rsid="003225dc"/>
    </style:style>
    <style:style style:name="P21" style:family="paragraph" style:parent-style-name="Standard">
      <style:text-properties fo:language="ru" fo:country="RU" officeooo:rsid="003759b1" officeooo:paragraph-rsid="003759b1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1cb999"/>
    </style:style>
    <style:style style:name="T13" style:family="text">
      <style:text-properties officeooo:rsid="0021aafb"/>
    </style:style>
    <style:style style:name="T14" style:family="text">
      <style:text-properties officeooo:rsid="00220936"/>
    </style:style>
    <style:style style:name="T15" style:family="text">
      <style:text-properties officeooo:rsid="0024e44e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86be9"/>
    </style:style>
    <style:style style:name="T18" style:family="text">
      <style:text-properties officeooo:rsid="002bc64b"/>
    </style:style>
    <style:style style:name="T19" style:family="text">
      <style:text-properties officeooo:rsid="002c7ffa"/>
    </style:style>
    <style:style style:name="T20" style:family="text">
      <style:text-properties officeooo:rsid="002ee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7">1. Регистрация, <text:span text:style-name="T3">авторизация</text:span>.</text:p>
      <text:p text:style-name="P14">2. Редактирование личной информации, <text:span text:style-name="T3">в том числе образование и локацию</text:span>. <text:span text:style-name="T20">+ </text:span></text:p>
      <text:p text:style-name="P14">3. Поиск пользователей <text:span text:style-name="T3">по имени, дате рождения, по колличеству друзей, по городу, по вузу, по дате регистрации с применением пагинации</text:span>.</text:p>
      <text:p text:style-name="P14">4. Обмен сообщениями между пользователями, <text:span text:style-name="T3">удаление сообщений как пользователем так и админом</text:span>. <text:span text:style-name="T10">Предп</text:span><text:span text:style-name="T15">о</text:span><text:span text:style-name="T10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19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7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0"><text:span text:style-name="T9">6</text:span>. <text:span text:style-name="T5">Просмотреть публичные сообщения друзей(история).</text:span></text:p>
      <text:p text:style-name="P8"><text:span text:style-name="T10">7</text:span>. <text:span text:style-name="T7">Отправить заявку в друзья/под</text:span><text:span text:style-name="T15">т</text:span><text:span text:style-name="T7">вердить друга/о</text:span><text:span text:style-name="T15">с</text:span><text:span text:style-name="T7">тавить в подписанных/удалить пользователя из друзей.</text:span></text:p>
      <text:p text:style-name="P18">8. <text:span text:style-name="T19">Получить пользователя у которого б</text:span>лижайший день рождени<text:span text:style-name="T14">я</text:span>.</text:p>
      <text:p text:style-name="P7"><text:span text:style-name="T13">9</text:span>. Просмотр информации о пользователе (профиля)</text:p>
      <text:p text:style-name="P11"><text:span text:style-name="T13">10</text:span>. Сортировать друзей по дате рождения/колличеству друзей.</text:p>
      <text:p text:style-name="P7"><text:span text:style-name="T12">11</text:span>. <text:span text:style-name="T7">Создать/редактировать/удалить сообщество</text:span>.</text:p>
      <text:p text:style-name="P12"><text:span text:style-name="T13">12</text:span>. <text:span text:style-name="T9">Добавление/редактирование/ удаление записи в сообществ</text:span><text:span text:style-name="T15">е</text:span><text:span text:style-name="T9">.</text:span></text:p>
      <text:p text:style-name="P9">1<text:span text:style-name="T13">3</text:span>. <text:span text:style-name="T10">Добавление/редактирование/удаление комментари</text:span><text:span text:style-name="T15">ев</text:span><text:span text:style-name="T10"> к записи сообщества.</text:span></text:p>
      <text:p text:style-name="P12">1<text:span text:style-name="T13">4</text:span>. <text:span text:style-name="T8">Поиск сообщества по типу/дате создания/колличеству .</text:span></text:p>
      <text:p text:style-name="P13">1<text:span text:style-name="T13">5</text:span>. Получение статуса о сутках для отображения темы аккаунта. <text:span text:style-name="T18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17"><text:span text:style-name="T17">3. </text:span><text:span text:style-name="T16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5">6. Получение приватных сообщений только текущего пользователя.</text:p>
      <text:p text:style-name="P16">7. Получение диалога с другим пользователем.</text:p>
      <text:p text:style-name="P20">8. Получить непрочитанные сообщения.</text:p>
      <text:p text:style-name="P21">9. Все комментарии может получить только администратор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11T01:04:25.202874400</dc:date>
    <meta:editing-duration>PT15H22M15S</meta:editing-duration>
    <meta:editing-cycles>15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28" meta:word-count="266" meta:character-count="2091" meta:non-whitespace-character-count="1852"/>
  </office:meta>
</office:document-meta>
</file>